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style:writing-mode="lr-tb"/>
      <style:text-properties fo:background-color="transparent"/>
    </style:style>
    <style:style style:name="P2" style:family="paragraph" style:parent-style-name="Heading_20_3" style:list-style-name="L1">
      <style:paragraph-properties fo:margin-left="0cm" fo:margin-right="0cm" fo:text-indent="0cm" style:auto-text-indent="false" fo:padding="0cm" fo:border="none" style:writing-mode="lr-tb"/>
      <style:text-properties fo:background-color="transparent"/>
    </style:style>
    <style:style style:name="P3" style:family="paragraph" style:parent-style-name="Heading_20_3" style:list-style-name="L4">
      <style:paragraph-properties fo:margin-left="0cm" fo:margin-right="0cm" fo:text-indent="0cm" style:auto-text-indent="false" fo:padding="0cm" fo:border="none" style:writing-mode="lr-tb"/>
      <style:text-properties fo:background-color="transparent"/>
    </style:style>
    <style:style style:name="P4" style:family="paragraph" style:parent-style-name="Heading_20_3" style:list-style-name="L5">
      <style:paragraph-properties fo:margin-left="0cm" fo:margin-right="0cm" fo:text-indent="0cm" style:auto-text-indent="false" fo:padding="0cm" fo:border="none" style:writing-mode="lr-tb"/>
      <style:text-properties fo:background-color="transparent"/>
    </style:style>
    <style:style style:name="P5" style:family="paragraph" style:parent-style-name="Heading_20_3" style:list-style-name="L6">
      <style:paragraph-properties fo:margin-left="0cm" fo:margin-right="0cm" fo:text-indent="0cm" style:auto-text-indent="false" fo:padding="0cm" fo:border="none" style:writing-mode="lr-tb"/>
      <style:text-properties fo:background-color="transparent"/>
    </style:style>
    <style:style style:name="P6" style:family="paragraph" style:parent-style-name="Heading_20_3" style:list-style-name="L7">
      <style:paragraph-properties fo:margin-left="0cm" fo:margin-right="0cm" fo:text-indent="0cm" style:auto-text-indent="false" fo:padding="0cm" fo:border="none" style:writing-mode="lr-tb"/>
      <style:text-properties fo:background-color="transparent"/>
    </style:style>
    <style:style style:name="P7" style:family="paragraph" style:parent-style-name="Heading_20_3">
      <style:paragraph-properties fo:margin-left="0cm" fo:margin-right="0cm" fo:text-indent="1.27cm" style:auto-text-indent="false" style:writing-mode="lr-tb"/>
      <style:text-properties fo:background-color="transparent"/>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writing-mode="lr-tb"/>
      <style:text-properties fo:background-color="transparent"/>
    </style:style>
    <style:style style:name="P10" style:family="paragraph" style:parent-style-name="Text_20_body">
      <style:paragraph-properties fo:margin-left="2.54cm" fo:margin-right="0cm" fo:text-indent="0cm" style:auto-text-indent="false" style:writing-mode="lr-tb"/>
      <style:text-properties fo:background-color="transparent"/>
    </style:style>
    <style:style style:name="P11" style:family="paragraph" style:parent-style-name="Text_20_body">
      <style:paragraph-properties fo:margin-left="1.27cm" fo:margin-right="0cm" fo:text-indent="0cm" style:auto-text-indent="false" style:writing-mode="lr-tb"/>
      <style:text-properties fo:background-color="transparent"/>
    </style:style>
    <style:style style:name="P12" style:family="paragraph" style:parent-style-name="Text_20_body" style:list-style-name="L2">
      <style:paragraph-properties fo:margin-left="1.27cm" fo:margin-right="0cm" fo:text-indent="0cm" style:auto-text-indent="false" fo:padding="0cm" fo:border="none" style:writing-mode="lr-tb"/>
      <style:text-properties fo:background-color="transparent"/>
    </style:style>
    <style:style style:name="P13" style:family="paragraph" style:parent-style-name="Text_20_body">
      <style:paragraph-properties fo:margin-left="2.54cm" fo:margin-right="0cm" fo:text-indent="1.27cm" style:auto-text-indent="false" style:writing-mode="lr-tb"/>
      <style:text-properties fo:background-color="transparent"/>
    </style:style>
    <style:style style:name="P14" style:family="paragraph" style:parent-style-name="Text_20_body">
      <style:paragraph-properties fo:margin-left="0cm" fo:margin-right="0cm" fo:text-indent="1.27cm" style:auto-text-indent="false" style:writing-mode="lr-tb"/>
      <style:text-properties fo:background-color="transparent"/>
    </style:style>
    <style:style style:name="P15" style:family="paragraph" style:parent-style-name="Text_20_body" style:list-style-name="L3">
      <style:paragraph-properties fo:margin-left="1.27cm" fo:margin-right="0cm" fo:text-indent="0cm" style:auto-text-indent="false" fo:padding="0cm" fo:border="none" style:writing-mode="lr-tb"/>
      <style:text-properties fo:background-color="transparen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docs-internal-guid-cd943a07-7fff-bec1-cbfa-ef98c6c4d7c6"/>Devoir Maison 3</text:p>
      <text:p text:style-name="P9"> From Software’s Dark Souls</text:p>
      <text:p text:style-name="Text_20_body"/>
      <text:p text:style-name="P9">Lilou Givaudan-Lebrun</text:p>
      <text:p text:style-name="Text_20_body"/>
      <text:h text:style-name="P1" text:outline-level="1">1. Analyse de gameplay : </text:h>
      <text:p text:style-name="Text_20_body"/>
      <text:list text:style-name="L1">
        <text:list-item>
          <text:list>
            <text:list-item>
              <text:list>
                <text:list-item>
                  <text:h text:style-name="P2" text:outline-level="3">Quelles sont les mécaniques de gameplay ? </text:h>
                </text:list-item>
              </text:list>
            </text:list-item>
          </text:list>
        </text:list-item>
      </text:list>
      <text:p text:style-name="Text_20_body"/>
      <text:list text:style-name="L2">
        <text:list-item>
          <text:p text:style-name="P12">se déplacer</text:p>
        </text:list-item>
        <text:list-item>
          <text:p text:style-name="P12">tourner la caméra </text:p>
        </text:list-item>
        <text:list-item>
          <text:p text:style-name="P12">dash</text:p>
        </text:list-item>
        <text:list-item>
          <text:p text:style-name="P12">reculer</text:p>
        </text:list-item>
        <text:list-item>
          <text:p text:style-name="P12">roulade</text:p>
        </text:list-item>
        <text:list-item>
          <text:p text:style-name="P12">parade/parry</text:p>
        </text:list-item>
        <text:list-item>
          <text:p text:style-name="P12">viser</text:p>
        </text:list-item>
        <text:list-item>
          <text:p text:style-name="P12">attaques:</text:p>
        </text:list-item>
      </text:list>
      <text:p text:style-name="P13">-lourde</text:p>
      <text:p text:style-name="P10">-distance</text:p>
      <text:p text:style-name="P10">-magique</text:p>
      <text:list text:style-name="L3">
        <text:list-item>
          <text:p text:style-name="P15">barre de vie</text:p>
        </text:list-item>
        <text:list-item>
          <text:p text:style-name="P15">récupérer de la vie (feu de camp/ objet consommable) </text:p>
        </text:list-item>
        <text:list-item>
          <text:p text:style-name="P15">sauvegarder</text:p>
        </text:list-item>
        <text:list-item>
          <text:p text:style-name="P15">Parler avec les PNJ</text:p>
        </text:list-item>
        <text:list-item>
          <text:p text:style-name="P15">barre de mana </text:p>
        </text:list-item>
        <text:list-item>
          <text:p text:style-name="P15">inventaire</text:p>
        </text:list-item>
        <text:list-item>
          <text:p text:style-name="P15">collecter des objets</text:p>
        </text:list-item>
        <text:list-item>
          <text:p text:style-name="P15">interagir avec les objets ( porte/ échelle/ coffre/ levier)</text:p>
        </text:list-item>
        <text:list-item>
          <text:p text:style-name="P15">jeter des objets </text:p>
        </text:list-item>
        <text:list-item>
          <text:p text:style-name="P15">les murs qui disparaissent  </text:p>
        </text:list-item>
        <text:list-item>
          <text:p text:style-name="P15">boss</text:p>
        </text:list-item>
        <text:list-item>
          <text:p text:style-name="P15"><text:soft-page-break/>les âmes : </text:p>
          <text:list>
            <text:list-item>
              <text:p text:style-name="P15">amélioration </text:p>
            </text:list-item>
            <text:list-item>
              <text:p text:style-name="P15">acheter</text:p>
            </text:list-item>
            <text:list-item>
              <text:p text:style-name="P15">vendre</text:p>
            </text:list-item>
          </text:list>
        </text:list-item>
      </text:list>
      <text:p text:style-name="P8"/>
      <text:list text:style-name="L4">
        <text:list-item>
          <text:list>
            <text:list-item>
              <text:list>
                <text:list-item>
                  <text:h text:style-name="P3" text:outline-level="3">De quel type de jeu s’agit-il? </text:h>
                </text:list-item>
              </text:list>
            </text:list-item>
          </text:list>
        </text:list-item>
      </text:list>
      <text:p text:style-name="Text_20_body"/>
      <text:p text:style-name="P11">ARPG + die and retry</text:p>
      <text:p text:style-name="Text_20_body"/>
      <text:list text:style-name="L5">
        <text:list-item>
          <text:list>
            <text:list-item>
              <text:list>
                <text:list-item>
                  <text:h text:style-name="P4" text:outline-level="3">Expliquez la mécaniques de contre : </text:h>
                </text:list-item>
              </text:list>
            </text:list-item>
          </text:list>
        </text:list-item>
      </text:list>
      <text:p text:style-name="Text_20_body"/>
      <text:p text:style-name="P9">=&gt; si input actionné à la bonne frame, le player ne perd pas de points de vie lors de l’attaque de l'ennemi. L’animation de parade se joue avec un windows notifier. Si un ennemi attaque le player pendant que le windows notifier ce joue, l’ennemi à une animation qui le freez temporairement. Le joueur peut alors riposter ( l’animation de riposte ce joue), l'ennemi prend plus de dégâts. </text:p>
      <text:p text:style-name="Text_20_body"/>
      <text:p text:style-name="P9">=&gt; si input actionné à la mauvaise farme, le player prend X points de vie et l’animation de Hit ce joue. </text:p>
      <text:p text:style-name="Text_20_body"/>
      <text:h text:style-name="P1" text:outline-level="1">2. Vidéo :</text:h>
      <text:p text:style-name="Text_20_body"/>
      <text:list text:style-name="L6">
        <text:list-item>
          <text:list>
            <text:list-item>
              <text:list>
                <text:list-item>
                  <text:h text:style-name="P5" text:outline-level="3">Résumez le point de vue du youtuber concernant l’aspect de la mort. Partagez-vous son avis? Expliquer et détailler pourquoi. </text:h>
                </text:list-item>
              </text:list>
            </text:list-item>
          </text:list>
        </text:list-item>
      </text:list>
      <text:p text:style-name="Text_20_body"/>
      <text:p text:style-name="P14">Le youtuber nous expose son point de vue sur la mort dans Dark Souls. En effet pour lui ce jeu ( notamment au travers des nombreuses morts ) est un apprentissage de la vie, la mort nous rappelle dans un premier temps notre insignifiance et notre fragilité d’être humain puis nous encourage à continuer de nous battre même si cela nous semble impossible. Le jeu permet au joueur de progresser à son rythme peu importe le nombre de morts que le joueurs aura, cela permet de se surpasser et de vaincre ses difficultés par soi- même.  De plus, le youtuber avance que la mort apprend l’importance de la vie. </text:p>
      <text:p text:style-name="P14">Je suis plutôt d’accord avec son avis. En effet, les jeux peuvent nous apprendre beaucoup de choses diverses, et l’importance de la vie et de la mort en est une. Il y a de nombreux jeux qui parlent de ce sujet et je ne pensais pas à Dark Souls comme en faisant parti mais je suis forcé de <text:soft-page-break/>constater après avoir vu son gameplay que le jeu est en quelque sorte une ode à la vie. Il pousse le joueur à adopter un nouveau regard vis-vis de la mort tout en rappelant que cette dernière fait partie intégrante de la vie. </text:p>
      <text:list text:style-name="L7">
        <text:list-item>
          <text:list>
            <text:list-item>
              <text:list>
                <text:list-item>
                  <text:h text:style-name="P6" text:outline-level="3">Détailler le fonctionnement de la mécanique de mort et les conséquences in game. </text:h>
                </text:list-item>
              </text:list>
            </text:list-item>
          </text:list>
        </text:list-item>
      </text:list>
      <text:p text:style-name="Text_20_body"/>
      <text:p text:style-name="P11">la mécanique de mort est liée au resources monétaire (souls) </text:p>
      <text:p text:style-name="P9">=&gt; quand le joueur meurt, le joueur perd un nombre X de Souls. c’est souls sont laissées à l'endroit où le joueur est mort, ce dernier peut alors aller les récupérer. Néanmoins si le joueur meurt une seconde fois sans avoir récupéré les Souls, ces dernières disparaissent définitivement et de nouvelles Souls sont perdues. </text:p>
      <text:p text:style-name="P9">=&gt; Cela crée de l’enjeux pour le joueur, il doit donc être conscient de la gestion du risque vis-à-vis de ses ressources monétaire. Est-ce mieux de les dépenser rapidement et avoir une courbe de progression plus lente ou d’attendre pour avoir de meilleur temps quitte à tout perdre en mourant ? </text:p>
      <text:p text:style-name="Text_20_body"/>
      <text:h text:style-name="P1" text:outline-level="1">3. Pratique :</text:h>
      <text:p text:style-name="Text_20_body"/>
      <text:h text:style-name="P7" text:outline-level="3">À l'aide d'assets à votre convenance, créez un prototype de jeu ayant le personnage joueur et un ennemi et mettez en place la mécanique de combat : </text:h>
      <text:p text:style-name="Text_20_body"/>
      <text:p text:style-name="P9">- L’ennemi n’a pas d’IA, uniquement une/des animation(s) d’attaque quand le joueur est à portée et des rotations pour toujours faire face au joueur.</text:p>
      <text:p text:style-name="Text_20_body"/>
      <text:p text:style-name="P9"> - Le joueur peut : </text:p>
      <text:p text:style-name="P9">- se déplacer en 8 directions</text:p>
      <text:p text:style-name="P9"> - faire une roulade</text:p>
      <text:p text:style-name="P9"> - attaquer sans implémentation d’un système de combo, mais de deux façons différentes, attaque légère et attaque lourde. </text:p>
      <text:p text:style-name="Text_20_body"/>
      <text:p text:style-name="P9">- Lorsqu’une attaque touche un ennemi, il perd des points de vie, s’il n’en a plus, il meurt (animation ou ragdoll)</text:p>
      <text:p text:style-name="Text_20_body"/>
      <text:p text:style-name="P9"> Bonus : effets de particules, sons, timings, UI, ..</text:p>
      <text:p text:style-name="Text_20_body"><text:soft-pag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1T18:48:48.367000000</meta:creation-date>
    <dc:date>2025-01-21T18:50:23.773000000</dc:date>
    <meta:editing-duration>PT1M36S</meta:editing-duration>
    <meta:editing-cycles>1</meta:editing-cycles>
    <meta:document-statistic meta:table-count="0" meta:image-count="0" meta:object-count="0" meta:page-count="4" meta:paragraph-count="54" meta:word-count="693" meta:character-count="3804" meta:non-whitespace-character-count="3161"/>
    <meta:generator>LibreOffice/24.2.2.2$Windows_X86_64 LibreOffice_project/d56cc158d8a96260b836f100ef4b4ef25d6f1a01</meta:generator>
  </office:meta>
</office:document-meta>
</file>